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a8860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262050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262050"/>
    </style:style>
    <style:style style:name="P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9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0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1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2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T1" style:family="text">
      <style:text-properties officeooo:rsid="001a8860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Liberation Serif"/>
    </style:style>
    <style:style style:name="T4" style:family="text">
      <style:text-properties fo:background-color="#ff0000" loext:char-shading-value="0"/>
    </style:style>
    <style:style style:name="T5" style:family="text">
      <style:text-properties fo:color="#00ff00" fo:background-color="#ff0000" loext:char-shading-value="0"/>
    </style:style>
    <style:style style:name="T6" style:family="text">
      <style:text-properties style:text-position="sub 58%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xt before</text:p>
      <text:p text:style-name="P2"/>
      <text:p text:style-name="P7"><text:span text:style-name="T4">Red background </text:span><text:span text:style-name="T5">green</text:span><text:span text:style-name="T4"> </text:span>text.<text:span text:style-name="T6">subscripted</text:span>and<text:span text:style-name="T7">superscripted</text:span>. Finally, a Footnote<text:note text:id="ftn2" text:note-class="footnote"><text:note-citation>1</text:note-citation><text:note-body><text:p text:style-name="P6">Some Footnote text! With <text:span text:style-name="T8">bold, </text:span><text:span text:style-name="T9">italic,</text:span> a raw url <text:a xlink:type="simple" xlink:href="http://www.lshift.net/" text:style-name="Internet_20_link" text:visited-style-name="Visited_20_Internet_20_Link">http</text:a><text:a xlink:type="simple" xlink:href="http://www.lshift.net/" text:style-name="Internet_20_link" text:visited-style-name="Visited_20_Internet_20_Link">://</text:a><text:a xlink:type="simple" xlink:href="http://www.lshift.net/" text:style-name="Internet_20_link" text:visited-style-name="Visited_20_Internet_20_Link">www</text:a><text:a xlink:type="simple" xlink:href="http://www.lshift.net/" text:style-name="Internet_20_link" text:visited-style-name="Visited_20_Internet_20_Link">.</text:a><text:a xlink:type="simple" xlink:href="http://www.lshift.net/" text:style-name="Internet_20_link" text:visited-style-name="Visited_20_Internet_20_Link">lshift</text:a><text:a xlink:type="simple" xlink:href="http://www.lshift.net/" text:style-name="Internet_20_link" text:visited-style-name="Visited_20_Internet_20_Link">.</text:a><text:a xlink:type="simple" xlink:href="http://www.lshift.net/" text:style-name="Internet_20_link" text:visited-style-name="Visited_20_Internet_20_Link">net</text:a> and weird symbols: Ω≈. </text:p><text:p text:style-name="P6">Also, this Footnote has two paragraphs!</text:p></text:note-body></text:note>.</text:p>
      <text:list xml:id="list2416465344208382009" text:style-name="LS2">
        <text:list-item>
          <text:p text:style-name="P8">A numbered list, first item</text:p>
        </text:list-item>
        <text:list-item>
          <text:p text:style-name="P8">A numbered list, second item</text:p>
        </text:list-item>
        <text:list-item>
          <text:p text:style-name="P8">A numbered list, third item, with a subnumbered list:</text:p>
          <text:list>
            <text:list-item>
              <text:p text:style-name="P8">A numbered sublist, first item</text:p>
            </text:list-item>
            <text:list-item>
              <text:p text:style-name="P8">A numbered sublist, second item (with 2 random spaces: ‘ <text:s/>‘)</text:p>
            </text:list-item>
          </text:list>
          <text:list>
            <text:list-item text:style-override="LS3">
              <text:p text:style-name="P9">A bulleted subitem<text:bookmark text:name="id.1t3h5sf"/></text:p>
              <text:list text:style-name="LS3">
                <text:list-item>
                  <text:p text:style-name="P9">a sub-bullet</text:p>
                  <text:list>
                    <text:list-item>
                      <text:p text:style-name="P9">a sub-sub-bullet</text:p>
                      <text:list>
                        <text:list-item>
                          <text:p text:style-name="P9">a sub-sub-sub bulle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A toplevel numbered list</text:p>
          <text:list>
            <text:list-item>
              <text:p text:style-name="P8">A numbered list following below it</text:p>
            </text:list-item>
          </text:list>
        </text:list-item>
      </text:list>
      <text:list xml:id="list3946258122367851335" text:style-name="LS4">
        <text:list-item>
          <text:p text:style-name="P10">This is a new numbered list -- why I do not know</text:p>
        </text:list-item>
      </text:list>
      <text:list xml:id="list6762895686281371198" text:style-name="LS5">
        <text:list-item>
          <text:p text:style-name="P11">This is new numbered list because I told it to renumber, starting at 10</text:p>
        </text:list-item>
        <text:list-item>
          <text:p text:style-name="P11">Item number 11, out of 2 (or 3)?</text:p>
        </text:list-item>
      </text:list>
      <text:p text:style-name="P7"/>
      <text:list xml:id="list7169608305345646117" text:style-name="LS6">
        <text:list-item>
          <text:p text:style-name="P12">A new list alternating between bullets and numbers without renumbering</text:p>
          <text:list>
            <text:list-item>
              <text:p text:style-name="P12">bullet switch1</text:p>
              <text:list>
                <text:list-item>
                  <text:p text:style-name="P12">number switch1</text:p>
                  <text:list>
                    <text:list-item>
                      <text:p text:style-name="P12">bullet switch2</text:p>
                      <text:list>
                        <text:list-item>
                          <text:p text:style-name="P12">number switch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/>
      <text:p text:style-name="P1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space-before="1.3748in" text:min-label-width="0.1252in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space-before="2.8748in" text:min-label-width="0.1252in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space-before="1.3748in" text:min-label-width="0.1252in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space-before="2.8748in" text:min-label-width="0.1252in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10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space-before="1.3748in" text:min-label-width="0.1252in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space-before="2.8748in" text:min-label-width="0.1252in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number text:level="3" text:style-name="List6Level2" style:num-suffix="." style:num-format="i">
        <style:list-level-properties text:space-before="1.3748in" text:min-label-width="0.1252in"/>
      </text:list-level-style-number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space-before="2.8748in" text:min-label-width="0.1252in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31T11:41:11.319487977</dc:date>
    <meta:editing-duration>PT6H29M35S</meta:editing-duration>
    <meta:editing-cycles>17</meta:editing-cycles>
    <meta:generator>LibreOffice/4.4.6.3$Linux_X86_64 LibreOffice_project/40m0$Build-3</meta:generator>
    <meta:document-statistic meta:table-count="0" meta:image-count="0" meta:object-count="0" meta:page-count="1" meta:paragraph-count="24" meta:word-count="157" meta:character-count="864" meta:non-whitespace-character-count="748"/>
  </office:meta>
</office:document-meta>
</file>